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style>
    <style:style style:name="P3" style:parent-style-name="Standard" style:family="paragraph">
      <style:paragraph-properties fo:text-align="justify" fo:line-height="150%"/>
      <style:text-properties style:font-name="Times New Roman"/>
    </style:style>
    <style:style style:name="P4" style:parent-style-name="Standard" style:family="paragraph">
      <style:paragraph-properties fo:text-align="justify" fo:line-height="150%"/>
      <style:text-properties style:font-name="Times New Roman"/>
    </style:style>
    <style:style style:name="P5" style:parent-style-name="Standard" style:family="paragraph">
      <style:paragraph-properties fo:text-align="justify" fo:line-height="150%"/>
      <style:text-properties style:font-name="Times New Roman"/>
    </style:style>
    <style:style style:name="P6" style:parent-style-name="Standard" style:family="paragraph">
      <style:paragraph-properties fo:text-align="justify" fo:line-height="150%"/>
      <style:text-properties style:font-name="Times New Roman"/>
    </style:style>
    <style:style style:name="P7" style:parent-style-name="Standard" style:family="paragraph">
      <style:paragraph-properties fo:text-align="justify" fo:line-height="150%"/>
      <style:text-properties style:font-name="Times New Roman"/>
    </style:style>
    <style:style style:name="P8" style:parent-style-name="Standard" style:family="paragraph">
      <style:paragraph-properties fo:text-align="justify" fo:line-height="150%"/>
      <style:text-properties style:font-name="Times New Roman"/>
    </style:style>
    <style:style style:name="P9" style:parent-style-name="Standard" style:family="paragraph">
      <style:paragraph-properties fo:text-align="justify" fo:line-height="150%"/>
      <style:text-properties style:font-name="Times New Roman"/>
    </style:style>
    <style:style style:name="P10" style:parent-style-name="Standard" style:list-style-name="LFO1" style:family="paragraph">
      <style:paragraph-properties fo:text-align="justify" fo:line-height="200%"/>
      <style:text-properties style:font-name="Times New Roman"/>
    </style:style>
    <style:style style:name="P11" style:parent-style-name="Standard" style:list-style-name="LFO1" style:family="paragraph">
      <style:paragraph-properties fo:text-align="justify" fo:line-height="200%"/>
      <style:text-properties style:font-name="Times New Roman"/>
    </style:style>
    <style:style style:name="P12" style:parent-style-name="Standard" style:list-style-name="LFO1" style:family="paragraph">
      <style:paragraph-properties fo:text-align="justify" fo:line-height="200%"/>
      <style:text-properties style:font-name="Times New Roman"/>
    </style:style>
    <style:style style:name="P13" style:parent-style-name="Standard" style:list-style-name="LFO1" style:family="paragraph">
      <style:paragraph-properties fo:text-align="justify" fo:line-height="200%"/>
      <style:text-properties style:font-name="Times New Roman"/>
    </style:style>
    <style:style style:name="P14" style:parent-style-name="Standard" style:list-style-name="LFO1" style:family="paragraph">
      <style:paragraph-properties fo:text-align="justify" fo:line-height="200%"/>
      <style:text-properties style:font-name="Times New Roman"/>
    </style:style>
    <style:style style:name="P15" style:parent-style-name="Standard" style:list-style-name="LFO1" style:family="paragraph">
      <style:paragraph-properties fo:text-align="justify" fo:line-height="200%"/>
      <style:text-properties style:font-name="Times New Roman"/>
    </style:style>
    <style:style style:name="P16" style:parent-style-name="Standard" style:list-style-name="LFO1" style:family="paragraph">
      <style:paragraph-properties fo:text-align="justify" fo:line-height="200%"/>
      <style:text-properties style:font-name="Times New Roman"/>
    </style:style>
    <style:style style:name="P17" style:parent-style-name="Standard" style:list-style-name="LFO1" style:family="paragraph">
      <style:paragraph-properties fo:text-align="justify" fo:line-height="200%"/>
      <style:text-properties style:font-name="Times New Roman"/>
    </style:style>
    <style:style style:name="P18" style:parent-style-name="Standard" style:list-style-name="LFO1" style:family="paragraph">
      <style:paragraph-properties fo:text-align="justify" fo:line-height="200%"/>
      <style:text-properties style:font-name="Times New Roman"/>
    </style:style>
    <style:style style:name="P19" style:parent-style-name="Standard" style:list-style-name="LFO1" style:family="paragraph">
      <style:paragraph-properties fo:line-height="200%"/>
      <style:text-properties style:font-name="Times New Roman"/>
    </style:style>
    <style:style style:name="P20" style:parent-style-name="Standard" style:list-style-name="LFO1" style:family="paragraph">
      <style:paragraph-properties fo:line-height="200%"/>
      <style:text-properties style:font-name="Times New Roman"/>
    </style:style>
    <style:style style:name="P21" style:parent-style-name="Standard" style:list-style-name="LFO1" style:family="paragraph">
      <style:paragraph-properties fo:line-height="200%"/>
      <style:text-properties style:font-name="Times New Roman"/>
    </style:style>
    <style:style style:name="P22" style:parent-style-name="Standard" style:family="paragraph">
      <style:paragraph-properties fo:text-align="justify" fo:line-height="150%"/>
      <style:text-properties style:font-name="Times New Roman"/>
    </style:style>
    <style:style style:name="P23" style:parent-style-name="Standard" style:family="paragraph">
      <style:paragraph-properties fo:text-align="justify" fo:line-height="150%"/>
      <style:text-properties style:font-name="Times New Roman"/>
    </style:style>
    <style:style style:name="P24" style:parent-style-name="Standard" style:family="paragraph">
      <style:paragraph-properties fo:text-align="justify" fo:line-height="150%"/>
      <style:text-properties style:font-name="Times New Roman"/>
    </style:style>
    <style:style style:name="P25" style:parent-style-name="Standard" style:family="paragraph">
      <style:paragraph-properties fo:text-align="justify" fo:line-height="150%"/>
      <style:text-properties style:font-name="Times New Roman"/>
    </style:style>
    <style:style style:name="P26" style:parent-style-name="Standard" style:family="paragraph">
      <style:paragraph-properties fo:text-align="justify" fo:line-height="150%"/>
      <style:text-properties style:font-name="Times New Roman"/>
    </style:style>
  </office:automatic-styles>
  <office:body>
    <office:text text:use-soft-page-breaks="true">
      <text:p text:style-name="P1">Ámbito del sistema</text:p>
      <text:p text:style-name="P2"/>
      <text:p text:style-name="P3">Con los avances de la tecnología cada vez es más necesario automatizar datos en diferentes áreas, Con esto surge la necesidad de crear un sistema para tener un mejor manejo de la información. En este caso el<text:s/>sistema lleva por nombre FERRI-MAX, en ella se busca desarrollar e implementar una aplicación de escritorio que servirá para gestionar los datos de un punto de venta, esta se basará en una ferretería. Además, que tenga la finalidad de fortalecer su área de<text:s/>las tecnologías de gestión de datos.</text:p>
      <text:p text:style-name="P4"/>
      <text:p text:style-name="P5">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 el sistema de ventas de una manera muy bien estructurada, organizada e intuitiva, con la finalidad de hacerlo entendible y fácil de manejar para los usuarios.</text:p>
      <text:p text:style-name="P6"><text:s/></text:p>
      <text:p text:style-name="P7"><text:s text:c="2"/></text:p>
      <text:p text:style-name="P8">Gracias al<text:s/>desarrollo de FERRI-MAX se espera:</text:p>
      <text:p text:style-name="P9"/>
      <text:list text:style-name="LFO1" text:continue-numbering="true">
        <text:list-item>
          <text:p text:style-name="P10">Un mejoramiento en gestión de ventas.</text:p>
        </text:list-item>
        <text:list-item>
          <text:p text:style-name="P11">Un mayor control en los productos.</text:p>
        </text:list-item>
        <text:list-item>
          <text:p text:style-name="P12">Un mejoramiento en reporte de ventas.</text:p>
        </text:list-item>
        <text:list-item>
          <text:p text:style-name="P13">Un control de ingresos.</text:p>
        </text:list-item>
        <text:list-item>
          <text:p text:style-name="P14">Mejorar la seguridad del sistema.</text:p>
        </text:list-item>
        <text:list-item>
          <text:p text:style-name="P15">Un mejor servicio del sistema.</text:p>
        </text:list-item>
        <text:list-item>
          <text:p text:style-name="P16">Un mejor<text:s/>servicio al cliente.</text:p>
        </text:list-item>
        <text:list-item>
          <text:p text:style-name="P17">Agilizar el proceso de ventas.</text:p>
        </text:list-item>
        <text:list-item>
          <text:p text:style-name="P18">Facilitar el trabajo del administrador y del dueño del negocio.</text:p>
        </text:list-item>
        <text:list-item>
          <text:p text:style-name="P19">Tener guardada de forma segura toda la información del sistema.</text:p>
        </text:list-item>
        <text:list-item>
          <text:p text:style-name="P20">Qué el sistema sea fácil de usar.</text:p>
        </text:list-item>
        <text:list-item>
          <text:p text:style-name="P21">Qué los usuarios puedan acceder a sus funciones establecidas</text:p>
        </text:list-item>
      </text:list>
      <text:p text:style-name="P22"/>
      <text:p text:style-name="P23"/>
      <text:p text:style-name="P24">Por otra parte, se buscará que el sistema no cuente con errores, o con fallas a la hora de ejecutarse, todo esto a través de un buen diseño y una buena programación, así como el buen uso de la base de datos. Se deberá hacer un buen uso<text:s/>de las distintas herramientas que se llegarán a ocupar durante el desarrollo del sistema, la finalidad es tener un sistema eficiente, rápido y que sea de calidad.</text:p>
      <text:p text:style-name="P25"/>
      <text:p text:style-name="P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ERMAN</dc:creator>
    <meta:creation-date>2021-10-20T13:06:00Z</meta:creation-date>
    <dc:date>2021-10-21T16:15:00Z</dc:date>
    <meta:template xlink:href="Normal" xlink:type="simple"/>
    <meta:editing-cycles>14</meta:editing-cycles>
    <meta:editing-duration>PT4140S</meta:editing-duration>
    <meta:document-statistic meta:page-count="2" meta:paragraph-count="3" meta:word-count="295" meta:character-count="1916" meta:row-count="13" meta:non-whitespace-character-count="1624"/>
  </office:meta>
</office:document-meta>
</file>